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line-height="150%" fo:text-align="start" style:justify-single-word="false"/>
      <style:text-properties fo:font-size="11pt" officeooo:rsid="00156189" officeooo:paragraph-rsid="00156189" style:font-size-asian="11pt" style:font-size-complex="11pt"/>
    </style:style>
    <style:style style:name="P2" style:family="paragraph" style:parent-style-name="Text_20_body">
      <style:paragraph-properties fo:line-height="150%" fo:text-align="start" style:justify-single-word="false"/>
      <style:text-properties fo:font-size="11pt" officeooo:rsid="0051b740" officeooo:paragraph-rsid="00156189" style:font-size-asian="11pt" style:font-size-complex="11pt"/>
    </style:style>
    <style:style style:name="P3" style:family="paragraph" style:parent-style-name="Text_20_body">
      <style:paragraph-properties fo:line-height="150%" fo:text-align="start" style:justify-single-word="false"/>
      <style:text-properties fo:font-size="11pt" officeooo:rsid="0050dd37" officeooo:paragraph-rsid="0016133a" style:font-size-asian="11pt" style:font-size-complex="11pt"/>
    </style:style>
    <style:style style:name="P4" style:family="paragraph" style:parent-style-name="Text_20_body">
      <style:paragraph-properties fo:line-height="150%" fo:text-align="start" style:justify-single-word="false"/>
      <style:text-properties fo:font-size="11pt" officeooo:rsid="00122337" officeooo:paragraph-rsid="00156189" style:font-size-asian="11pt" style:font-size-complex="11pt"/>
    </style:style>
    <style:style style:name="P5" style:family="paragraph" style:parent-style-name="Text_20_body">
      <style:paragraph-properties fo:line-height="150%" fo:text-align="start" style:justify-single-word="false"/>
      <style:text-properties fo:font-size="11pt" officeooo:rsid="00122337" officeooo:paragraph-rsid="001797ba" style:font-size-asian="11pt" style:font-size-complex="11pt"/>
    </style:style>
    <style:style style:name="P6" style:family="paragraph" style:parent-style-name="Text_20_body">
      <style:paragraph-properties fo:line-height="150%" fo:text-align="start" style:justify-single-word="false"/>
      <style:text-properties fo:font-size="11pt" officeooo:rsid="001409bf" officeooo:paragraph-rsid="00156189" style:font-size-asian="11pt" style:font-size-complex="11pt"/>
    </style:style>
    <style:style style:name="P7" style:family="paragraph" style:parent-style-name="Text_20_body">
      <style:paragraph-properties fo:line-height="150%" fo:text-align="start" style:justify-single-word="false"/>
      <style:text-properties fo:font-size="11pt" officeooo:rsid="001409bf" officeooo:paragraph-rsid="0020139f" style:font-size-asian="11pt" style:font-size-complex="11pt"/>
    </style:style>
    <style:style style:name="P8" style:family="paragraph" style:parent-style-name="Text_20_body">
      <style:paragraph-properties fo:line-height="150%" fo:text-align="start" style:justify-single-word="false"/>
      <style:text-properties fo:font-size="11pt" officeooo:rsid="003e87f7" officeooo:paragraph-rsid="00156189" style:font-size-asian="11pt" style:font-size-complex="11pt"/>
    </style:style>
    <style:style style:name="P9" style:family="paragraph" style:parent-style-name="Text_20_body">
      <style:paragraph-properties fo:line-height="150%" fo:text-align="start" style:justify-single-word="false"/>
      <style:text-properties fo:font-size="11pt" officeooo:rsid="001797ba" officeooo:paragraph-rsid="001797ba" style:font-size-asian="11pt" style:font-size-complex="11pt"/>
    </style:style>
    <style:style style:name="P10" style:family="paragraph" style:parent-style-name="Text_20_body">
      <style:paragraph-properties fo:line-height="150%" fo:text-align="start" style:justify-single-word="false"/>
      <style:text-properties fo:font-size="11pt" officeooo:rsid="001797ba" officeooo:paragraph-rsid="0019d4f4" style:font-size-asian="11pt" style:font-size-complex="11pt"/>
    </style:style>
    <style:style style:name="P11" style:family="paragraph" style:parent-style-name="Text_20_body">
      <style:paragraph-properties fo:line-height="150%" fo:text-align="start" style:justify-single-word="false"/>
      <style:text-properties fo:font-size="11pt" officeooo:rsid="001797ba" officeooo:paragraph-rsid="001a5f8d" style:font-size-asian="11pt" style:font-size-complex="11pt"/>
    </style:style>
    <style:style style:name="P12" style:family="paragraph" style:parent-style-name="Text_20_body">
      <style:paragraph-properties fo:line-height="150%" fo:text-align="start" style:justify-single-word="false"/>
      <style:text-properties fo:font-size="11pt" officeooo:rsid="001bd4c5" officeooo:paragraph-rsid="001bd4c5" style:font-size-asian="11pt" style:font-size-complex="11pt"/>
    </style:style>
    <style:style style:name="P13" style:family="paragraph" style:parent-style-name="Text_20_body">
      <style:paragraph-properties fo:line-height="150%" fo:text-align="start" style:justify-single-word="false"/>
      <style:text-properties fo:font-size="11pt" officeooo:paragraph-rsid="00156189" style:font-size-asian="11pt" style:font-size-complex="11pt"/>
    </style:style>
    <style:style style:name="P14" style:family="paragraph" style:parent-style-name="Text_20_body">
      <style:paragraph-properties fo:line-height="150%" fo:text-align="start" style:justify-single-word="false"/>
      <style:text-properties fo:font-size="11pt" officeooo:rsid="001e42eb" officeooo:paragraph-rsid="0019d4f4" style:font-size-asian="11pt" style:font-size-complex="11pt"/>
    </style:style>
    <style:style style:name="P15" style:family="paragraph" style:parent-style-name="Text_20_body">
      <style:paragraph-properties fo:line-height="150%" fo:text-align="start" style:justify-single-word="false"/>
      <style:text-properties fo:font-size="11pt" fo:font-weight="normal" officeooo:rsid="004cde15" officeooo:paragraph-rsid="00156189" style:font-size-asian="11pt" style:font-weight-asian="normal" style:font-size-complex="11pt" style:font-weight-complex="normal"/>
    </style:style>
    <style:style style:name="P16" style:family="paragraph" style:parent-style-name="Text_20_body">
      <style:paragraph-properties fo:line-height="150%" fo:text-align="start" style:justify-single-word="false"/>
      <style:text-properties fo:font-size="11pt" fo:font-weight="normal" officeooo:rsid="004e6b0c" officeooo:paragraph-rsid="00156189" style:font-size-asian="11pt" style:font-weight-asian="normal" style:font-size-complex="11pt" style:font-weight-complex="normal"/>
    </style:style>
    <style:style style:name="P17" style:family="paragraph" style:parent-style-name="Text_20_body">
      <style:paragraph-properties fo:line-height="150%" fo:text-align="start" style:justify-single-word="false"/>
      <style:text-properties fo:font-size="11pt" fo:font-weight="normal" officeooo:rsid="0051b740" officeooo:paragraph-rsid="00156189" style:font-size-asian="11pt" style:font-weight-asian="normal" style:font-size-complex="11pt" style:font-weight-complex="normal"/>
    </style:style>
    <style:style style:name="P18" style:family="paragraph" style:parent-style-name="Text_20_body">
      <style:paragraph-properties fo:line-height="150%" fo:text-align="start" style:justify-single-word="false"/>
      <style:text-properties fo:font-size="14pt" fo:font-weight="bold" officeooo:rsid="002323ab" officeooo:paragraph-rsid="00156189" style:font-size-asian="14pt" style:font-weight-asian="bold" style:font-size-complex="14pt" style:font-weight-complex="bold"/>
    </style:style>
    <style:style style:name="P19" style:family="paragraph" style:parent-style-name="Standard">
      <style:paragraph-properties fo:line-height="150%" fo:text-align="start" style:justify-single-word="false"/>
      <style:text-properties fo:font-size="14pt" fo:font-weight="bold" officeooo:rsid="00078f69" officeooo:paragraph-rsid="00156189" style:font-size-asian="14pt" style:font-weight-asian="bold" style:font-size-complex="14pt" style:font-weight-complex="bold"/>
    </style:style>
    <style:style style:name="P20" style:family="paragraph" style:parent-style-name="Standard">
      <style:paragraph-properties fo:line-height="150%" fo:text-align="start" style:justify-single-word="false"/>
      <style:text-properties fo:font-size="11pt" officeooo:rsid="001e42eb" officeooo:paragraph-rsid="0019d4f4" style:font-size-asian="11pt" style:font-size-complex="11pt"/>
    </style:style>
    <style:style style:name="P21" style:family="paragraph" style:parent-style-name="Standard">
      <style:paragraph-properties fo:line-height="150%" fo:text-align="start" style:justify-single-word="false"/>
      <style:text-properties fo:font-size="11pt" officeooo:rsid="001e42eb" officeooo:paragraph-rsid="001a5f8d" style:font-size-asian="11pt" style:font-size-complex="11pt"/>
    </style:style>
    <style:style style:name="T1" style:family="text">
      <style:text-properties officeooo:rsid="00156189"/>
    </style:style>
    <style:style style:name="T2" style:family="text">
      <style:text-properties officeooo:rsid="0051b740"/>
    </style:style>
    <style:style style:name="T3" style:family="text">
      <style:text-properties officeooo:rsid="005257ba"/>
    </style:style>
    <style:style style:name="T4" style:family="text">
      <style:text-properties fo:font-weight="normal" officeooo:rsid="0051b740" style:font-weight-asian="normal" style:font-weight-complex="normal"/>
    </style:style>
    <style:style style:name="T5" style:family="text">
      <style:text-properties officeooo:rsid="003e87f7"/>
    </style:style>
    <style:style style:name="T6" style:family="text">
      <style:text-properties officeooo:rsid="002e3ba6"/>
    </style:style>
    <style:style style:name="T7" style:family="text">
      <style:text-properties officeooo:rsid="001e42eb"/>
    </style:style>
    <style:style style:name="T8" style:family="text">
      <style:text-properties officeooo:rsid="00449c73"/>
    </style:style>
    <style:style style:name="T9" style:family="text">
      <style:text-properties officeooo:rsid="0016133a"/>
    </style:style>
    <style:style style:name="T10" style:family="text">
      <style:text-properties officeooo:rsid="001797ba"/>
    </style:style>
    <style:style style:name="T11" style:family="text">
      <style:text-properties officeooo:rsid="0050dd37"/>
    </style:style>
    <style:style style:name="T12" style:family="text">
      <style:text-properties officeooo:rsid="00122337"/>
    </style:style>
    <style:style style:name="T13" style:family="text">
      <style:text-properties officeooo:rsid="001bd4c5"/>
    </style:style>
    <style:style style:name="T14" style:family="text">
      <style:text-properties officeooo:rsid="00209a94"/>
    </style:style>
    <style:style style:name="T15" style:family="text">
      <style:text-properties officeooo:rsid="0022572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Test Cases for the report of GSTR_1</text:p>
      <text:p text:style-name="P18">Following test cases have been executed:</text:p>
      <text:p text:style-name="P15">Test Case 1 : “Onloading Report”</text:p>
      <text:p text:style-name="P15">Expected <text:s/>: In India GSTR-1 report , Records will be show according to From date and To date </text:p>
      <text:p text:style-name="P16">Test Case 2 : “ <text:span text:style-name="T2">If User enter value for </text:span>Fatch Days Data”</text:p>
      <text:p text:style-name="P16">Expected : <text:s/>In India GSTR-1 report, if we input some number how much days we want in fetch days data then according user input record will display </text:p>
      <text:p text:style-name="P16">Test Case 3 : “<text:span text:style-name="T2">If User will click on </text:span>Previous <text:span text:style-name="T2">or</text:span> Next Button”</text:p>
      <text:p text:style-name="P16">Expected : In India GSTR-1 report, the button is working according to user input in Fatch Days Data filter</text:p>
      <text:p text:style-name="P16">Test Case 4 : “<text:span text:style-name="T2">If User will click on </text:span>Fatch All Button”</text:p>
      <text:p text:style-name="P16">Expected : In India GSTR-1 report , this button working according to select<text:span text:style-name="T2">ed</text:span> From Date and To Dat<text:span text:style-name="T2">e</text:span></text:p>
      <text:p text:style-name="P17">Test Case 5 : “Validations on Fetch Days Data ” </text:p>
      <text:p text:style-name="P17">Input 1 : 0</text:p>
      <text:p text:style-name="P13"><text:span text:style-name="T4">Expected : </text:span>Fetch Days Data value should be greater than zero!</text:p>
      <text:p text:style-name="P2">Input 2 : &lt; <text:s/>0</text:p>
      <text:p text:style-name="P13"><text:span text:style-name="T2">Expected : </text:span>Fetch Days Data value cannot be nagative please input positive value!</text:p>
      <text:p text:style-name="P2">Input <text:span text:style-name="T3">3</text:span> : <text:s/>Alpha Numeric </text:p>
      <text:p text:style-name="P13"><text:span text:style-name="T2">Expected : </text:span>Fetch D <text:span text:style-name="T6">Business </text:span>ays Data value is not in proper format!</text:p>
      <text:p text:style-name="P2">Input <text:span text:style-name="T3">4</text:span> : <text:s/><text:span text:style-name="T3">If <text:s/>Fetch Days Data &gt; diff( From date - To date)</text:span></text:p>
      <text:p text:style-name="P1"><text:span text:style-name="T2">Expected : </text:span>Fetch Days Data value should be less than <text:span text:style-name="T3">diff( From date - To date)</text:span></text:p>
      <text:p text:style-name="P12">Test Case 6 : <text:s/>Based on Inter State / Intra State tax defined </text:p>
      <text:p text:style-name="P12">Expected : <text:s/><text:span text:style-name="T7">In GSTR_1 report, </text:span>Based on state taxes is defined that is ..</text:p>
      <text:p text:style-name="P12"><text:tab/>1. if the customer belongs to inter state then Taxes applied IGST</text:p>
      <text:p text:style-name="P12"><text:tab/>2. if the customer belongs to intra – state then Taxes applied CGST and SGST</text:p>
      <text:p text:style-name="P4">Test Case <text:span text:style-name="T13">7</text:span> <text:s/>: “<text:span text:style-name="T6">Business Type” <text:s/>as B2B selected in GSTR_1 <text:s/>report.</text:span></text:p>
      <text:p text:style-name="P6">Expected: <text:span text:style-name="T7">I</text:span>n GSTR_1 report, <text:s/><text:span text:style-name="T8">if customer type is Company and Invoice Type should not be Export those records displayed <text:s/>And the Sales invoice should not be amended.</text:span></text:p>
      <text:p text:style-name="P4">Test Case <text:span text:style-name="T13">8</text:span> : “<text:span text:style-name="T6">Business Type” <text:s/>as B2BA selected in GSTR_1 <text:s/>report.</text:span></text:p>
      <text:p text:style-name="P6"><text:soft-page-break/>Expected: <text:span text:style-name="T7">I</text:span>n GSTR_1 report, <text:s/><text:span text:style-name="T8">if customer type is Company and Invoice Type should not be Export those records displayed And the Sales invoice should be amended.</text:span></text:p>
      <text:p text:style-name="P8">Test Case <text:span text:style-name="T13">9 :</text:span>“Business Type” as B2CL selected in GSTR_1 report .</text:p>
      <text:p text:style-name="P8">Expected : In GSTR_1 report, <text:span text:style-name="T8">if customer type is Individual And the Sales Invoice should not be amended</text:span></text:p>
      <text:p text:style-name="P8"><text:s/>Interstate to unregister person of amount more the 250000</text:p>
      <text:p text:style-name="P8"><text:tab/>conditions :</text:p>
      <text:p text:style-name="P8"><text:tab/><text:tab/>1. If the customer is Central State.</text:p>
      <text:p text:style-name="P8"><text:tab/><text:tab/>2. Sale is to unregistered person.</text:p>
      <text:p text:style-name="P8">Test Case <text:span text:style-name="T13">10</text:span>: “Business Type” as B2CS selected in GSTR_1 report.</text:p>
      <text:p text:style-name="P8">Expected : In GSTR_1 report, <text:span text:style-name="T8">if customer type is Individual And the Sales Invoice should not be amended</text:span></text:p>
      <text:p text:style-name="P8"><text:tab/><text:tab/>1. If Sales is Central unregistered then amount up to 250000</text:p>
      <text:p text:style-name="P8">2. if Sales is Local then amount can be more then 250000</text:p>
      <text:p text:style-name="P8">Test Case <text:span text:style-name="T1">11: </text:span>“Business Type” as B2CL<text:span text:style-name="T1">A</text:span> selected in GSTR_1 report .</text:p>
      <text:p text:style-name="P8">Expected : In GSTR_1 report, <text:span text:style-name="T8">if customer type is Individual And the Sales Invoice should <text:s/>be amended</text:span></text:p>
      <text:p text:style-name="P8"><text:s/>Interstate to unregister person of amount more the 250000</text:p>
      <text:p text:style-name="P8"><text:tab/>conditions :</text:p>
      <text:p text:style-name="P8"><text:tab/><text:tab/>1. If the customer is Central State.</text:p>
      <text:p text:style-name="P8"><text:tab/><text:tab/>2. Sale is to unregistered person.</text:p>
      <text:p text:style-name="P8">Test Case <text:span text:style-name="T1">12</text:span>: “Business Type” as B2C<text:span text:style-name="T1">SA</text:span> selected in GSTR_1 report.</text:p>
      <text:p text:style-name="P8">Expected : In GSTR_1 report, <text:span text:style-name="T8">if customer type is Individual And the Sales Invoice should <text:s/>be amended</text:span></text:p>
      <text:p text:style-name="P8"><text:tab/><text:tab/>1. If Sales is Central unregistered then amount up to 250000</text:p>
      <text:p text:style-name="P8"><text:tab/><text:tab/>2. if Sales is Local then amount can be more then 250000</text:p>
      <text:p text:style-name="P3">Test Case <text:span text:style-name="T9">13</text:span> : “Business Type” as CDN<text:span text:style-name="T10">R</text:span> <text:span text:style-name="T5">selected in GSTR_1 report.</text:span></text:p>
      <text:p text:style-name="P3">Expected : In India GSTR-1 report, if is return check box is selected those records displayed <text:span text:style-name="T9">and Return against sales invoice should not be amended </text:span></text:p>
      <text:p text:style-name="P3">Test Case <text:span text:style-name="T9">14</text:span>: “Business Type” as CDN<text:span text:style-name="T10">RA</text:span> <text:span text:style-name="T5">selected in GSTR_1 report.</text:span></text:p>
      <text:p text:style-name="P3">Expected : In India GSTR-1 report, if is return check box is selected those records displayed <text:span text:style-name="T9">and Return against sales invoice should <text:s/>be amended </text:span></text:p>
      <text:p text:style-name="P5">Test Case 1<text:span text:style-name="T13">5</text:span> : “<text:span text:style-name="T6">Business Type” <text:s/>as Export selected in GSTR_1 <text:s/>report.</text:span></text:p>
      <text:p text:style-name="P7"><text:soft-page-break/>Eort number, shipping bill date , shipping number) <text:span text:style-name="T6">displayed.</text:span></text:p>
      <text:p text:style-name="P7"><text:span text:style-name="T15">E</text:span>xpected: <text:span text:style-name="T7">I</text:span>n GSTR_1 report, <text:span text:style-name="T6">Export </text:span>details <text:span text:style-name="T11">when <text:s/>Invoice Type should <text:s/>be Export</text:span> ( type of export , shipping <text:span text:style-name="T12">Test Case 16 : “Business Type” <text:s/>as Exempt selected in GSTR_1 <text:s/>report.</text:span></text:p>
      <text:p text:style-name="P9">Expected : <text:span text:style-name="T7">In GSTR_1 report, </text:span>Exempt details when <text:span text:style-name="T14">Item</text:span> belongs to India GST status (Nill rated , Exempt , Non-Gst) those records displayed.</text:p>
      <text:p text:style-name="P5">Test Case 1<text:span text:style-name="T13">7</text:span> : “<text:span text:style-name="T6">Business Type” <text:s/>as HSN selected in GSTR_1 <text:s/>report.</text:span></text:p>
      <text:p text:style-name="P10">Expected : <text:span text:style-name="T7">In GSTR_1 report, HSN details which sales invoice item have hsn code those record displayed.<text:line-break/>Test Case 18 : “Business Type” <text:s/>as AT selected in GSTR_1 <text:s/>report.</text:span></text:p>
      <text:p text:style-name="P11">Expected : <text:span text:style-name="T7">In GSTR_1 report, AT details when in <text:s/>Sales Order Advance has paid (Payment entry created ) and <text:s/>Payment Entry <text:s/>should not be amended those records displayed ..</text:span></text:p>
      <text:p text:style-name="P20">Test Case 19 : “Business Type” <text:s/>as ATA selected in GSTR_1 <text:s/>report.</text:p>
      <text:p text:style-name="P11">Expected : <text:span text:style-name="T7">In GSTR_1 report, AT details when in <text:s/>Sales Order Advance has paid (Payment entry created ) and <text:s/>Payment Entry <text:s/>should <text:s/>be amended <text:s/>those records displayed .</text:span></text:p>
      <text:p text:style-name="P21">Test Case 20: “Business Type” <text:s/>as ATADJ selected in GSTR_1 <text:s/>report.</text:p>
      <text:p text:style-name="P11">Expected : <text:span text:style-name="T7">In GSTR_1 report, ATADJ if sales order partially full fill (if sales invoice created against sales order with linked payment entry) and should not be amended those records displayed.</text:span></text:p>
      <text:p text:style-name="P14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6T15:46:25.433954002</meta:creation-date>
    <dc:date>2019-01-23T17:30:59.199770861</dc:date>
    <meta:editing-duration>PT5H3M24S</meta:editing-duration>
    <meta:editing-cycles>5</meta:editing-cycles>
    <meta:generator>LibreOffice/5.1.6.2$Linux_X86_64 LibreOffice_project/10m0$Build-2</meta:generator>
    <meta:document-statistic meta:table-count="0" meta:image-count="0" meta:object-count="0" meta:page-count="3" meta:paragraph-count="63" meta:word-count="868" meta:character-count="4863" meta:non-whitespace-character-count="3987"/>
  </office:meta>
</office:document-meta>
</file>